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14.74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4.613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4.613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17.91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17.153cm"/>
    </style:style>
    <style:style style:name="gr9" style:family="graphic" style:parent-style-name="standard">
      <style:graphic-properties draw:fill-color="#ef413d" draw:textarea-horizontal-align="justify" draw:textarea-vertical-align="middle" draw:auto-grow-height="false" fo:min-height="0.893cm" fo:min-width="14.74cm"/>
    </style:style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.397cm" svg:x="1.254cm" svg:y="10.779cm">
          <text:p text:style-name="P1">Reward Distribut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2.032cm" svg:x="1.254cm" svg:y="3.667cm">
          <text:p text:style-name="P1">Pool Status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577cm" svg:height="4.824cm" svg:x="9.695cm" svg:y="2.1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11.483cm" svg:height="6.459cm" svg:x="8.239cm" svg:y="7.8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1" draw:layer="layout" svg:width="15.24cm" svg:height="3.683cm" svg:x="1.381cm" svg:y="14.589cm">
          <text:p text:style-name="P1">UID :<text:line-break/>Email :<text:line-break/>Staked DSR:<text:line-break/>Wallet address: <text:line-break/>Next maturity date: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113cm" svg:height="2.032cm" svg:x="1.381cm" svg:y="20.939cm">
          <text:p text:style-name="P1">Staking Period: 34 Day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113cm" svg:height="1.651cm" svg:x="1.254cm" svg:y="23.352cm">
          <text:p text:style-name="P1">Reward Balance: 0.002 ETH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415cm" svg:height="2.794cm" svg:x="1cm" svg:y="25.384cm">
          <text:p text:style-name="P1">Deposit History <text:s text:c="37"/>Withdrawal Histor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653cm" svg:height="1.143cm" svg:x="1.762cm" svg:y="1cm">
          <text:p text:style-name="P1">DSR Staking Panel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5.24cm" svg:height="1.143cm" svg:x="1.381cm" svg:y="19.034cm">
          <text:p text:style-name="P1">A progress bar title: “Maturity State” start 0% &gt;100%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01:24:47.110196934</meta:creation-date>
    <dc:date>2019-10-11T01:46:34.741844996</dc:date>
    <meta:editing-duration>PT1M17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578cm" svg:height="4.825cm" xlink:href="." xlink:type="simple" chart:class="chart:circle" chart:style-name="ch1">
        <chart:legend chart:legend-position="end" svg:x="6.87cm" svg:y="1.366cm" style:legend-expansion="high" chart:style-name="ch2"/>
        <chart:plot-area chart:style-name="ch3" chart:data-source-has-labels="both" svg:x="0.171cm" svg:y="0.096cm" svg:width="6.528cm" svg:height="4.63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171cm" svg:y="0.454cm" svg:width="6.528cm" svg:height="3.91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84cm" svg:height="6.46cm" xlink:href="." xlink:type="simple" chart:class="chart:line" chart:style-name="ch1">
        <chart:legend chart:legend-position="end" svg:x="8.685cm" svg:y="2.433cm" style:legend-expansion="high" chart:style-name="ch2"/>
        <chart:plot-area chart:style-name="ch3" chart:data-source-has-labels="both" svg:x="0.229cm" svg:y="0.129cm" svg:width="8.227cm" svg:height="6.202cm">
          <chartooo:coordinate-region svg:x="0.706cm" svg:y="0.329cm" svg:width="7.128cm" svg:height="5.35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